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158" officeooo:paragraph-rsid="00113158"/>
    </style:style>
    <style:style style:name="P2" style:family="paragraph" style:parent-style-name="Standard" style:list-style-name="L2">
      <style:text-properties officeooo:rsid="00113158" officeooo:paragraph-rsid="00113158"/>
    </style:style>
    <style:style style:name="P3" style:family="paragraph" style:parent-style-name="Standard" style:list-style-name="L2">
      <style:text-properties officeooo:rsid="00113158" officeooo:paragraph-rsid="0011ca0c"/>
    </style:style>
    <style:style style:name="P4" style:family="paragraph" style:parent-style-name="Standard" style:list-style-name="L4">
      <style:text-properties officeooo:rsid="00113158" officeooo:paragraph-rsid="0011ca0c"/>
    </style:style>
    <style:style style:name="P5" style:family="paragraph" style:parent-style-name="Standard" style:list-style-name="L5">
      <style:text-properties officeooo:rsid="0011ca0c" officeooo:paragraph-rsid="0011ca0c"/>
    </style:style>
    <style:style style:name="P6" style:family="paragraph" style:parent-style-name="Standard" style:list-style-name="L10">
      <style:text-properties officeooo:rsid="0011ca0c" officeooo:paragraph-rsid="0011ca0c"/>
    </style:style>
    <style:style style:name="P7" style:family="paragraph" style:parent-style-name="Standard" style:list-style-name="L12">
      <style:text-properties officeooo:rsid="0011ca0c" officeooo:paragraph-rsid="0011ca0c"/>
    </style:style>
    <style:style style:name="P8" style:family="paragraph" style:parent-style-name="Standard">
      <style:text-properties officeooo:rsid="0011ca0c" officeooo:paragraph-rsid="00139d4d"/>
    </style:style>
    <style:style style:name="P9" style:family="paragraph" style:parent-style-name="Standard" style:list-style-name="L9">
      <style:text-properties officeooo:paragraph-rsid="0011ca0c"/>
    </style:style>
    <style:style style:name="P10" style:family="paragraph" style:parent-style-name="Standard">
      <style:text-properties officeooo:rsid="00139d4d" officeooo:paragraph-rsid="00139d4d"/>
    </style:style>
    <style:style style:name="P11" style:family="paragraph" style:parent-style-name="Standard" style:list-style-name="L15">
      <style:text-properties officeooo:rsid="00139d4d" officeooo:paragraph-rsid="00139d4d"/>
    </style:style>
    <style:style style:name="P12" style:family="paragraph" style:parent-style-name="Standard" style:list-style-name="L16">
      <style:text-properties officeooo:rsid="00139d4d" officeooo:paragraph-rsid="00139d4d"/>
    </style:style>
    <style:style style:name="P13" style:family="paragraph" style:parent-style-name="Standard" style:list-style-name="L17">
      <style:text-properties officeooo:rsid="00139d4d" officeooo:paragraph-rsid="00139d4d"/>
    </style:style>
    <style:style style:name="P14" style:family="paragraph" style:parent-style-name="Standard" style:list-style-name="L19">
      <style:text-properties officeooo:rsid="00139d4d" officeooo:paragraph-rsid="00139d4d"/>
    </style:style>
    <style:style style:name="P15" style:family="paragraph" style:parent-style-name="Standard" style:list-style-name="L22">
      <style:text-properties officeooo:rsid="00139d4d" officeooo:paragraph-rsid="00139d4d"/>
    </style:style>
    <style:style style:name="P16" style:family="paragraph" style:parent-style-name="Standard">
      <style:text-properties officeooo:rsid="00157b53" officeooo:paragraph-rsid="00157b53"/>
    </style:style>
    <style:style style:name="P17" style:family="paragraph" style:parent-style-name="Standard" style:list-style-name="L23">
      <style:text-properties officeooo:rsid="00157b53" officeooo:paragraph-rsid="00157b53"/>
    </style:style>
    <style:style style:name="P18" style:family="paragraph" style:parent-style-name="Standard" style:list-style-name="L5">
      <style:text-properties officeooo:rsid="00157b53" officeooo:paragraph-rsid="00157b53"/>
    </style:style>
    <style:style style:name="P19" style:family="paragraph" style:parent-style-name="Standard" style:list-style-name="L26">
      <style:text-properties officeooo:rsid="00157b53" officeooo:paragraph-rsid="00157b53"/>
    </style:style>
    <style:style style:name="P20" style:family="paragraph" style:parent-style-name="Standard" style:list-style-name="L27">
      <style:text-properties officeooo:rsid="00157b53" officeooo:paragraph-rsid="00157b53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11ca0c" officeooo:paragraph-rsid="0011ca0c"/>
    </style:style>
    <style:style style:name="T1" style:family="text">
      <style:text-properties officeooo:rsid="0011ca0c"/>
    </style:style>
    <style:style style:name="T2" style:family="text">
      <style:text-properties officeooo:rsid="00139d4d"/>
    </style:style>
    <style:style style:name="T3" style:family="text">
      <style:text-properties officeooo:rsid="00157b53"/>
    </style:style>
    <style:style style:name="T4" style:family="text">
      <style:text-properties officeooo:rsid="001668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ah Buchen</text:p>
      <text:p text:style-name="P1">Midterm CS362 Winter 2019</text:p>
      <text:p text:style-name="P1"/>
      <text:p text:style-name="P1">Question 1:</text:p>
      <text:p text:style-name="P1"/>
      <text:p text:style-name="P1">Positive Test Cases</text:p>
      <text:list xml:id="list3204361919" text:style-name="L2">
        <text:list-item>
          <text:p text:style-name="P3">Test that paraphrase returns complete and correct lines when in.txt strings are present</text:p>
        </text:list-item>
      </text:list>
      <text:list xml:id="list2212596763" text:style-name="L9">
        <text:list-item>
          <text:p text:style-name="P9"><text:span text:style-name="T1">Create my own output file grepout.txt using a tool like grep </text:span></text:p>
        </text:list-item>
        <text:list-item>
          <text:p text:style-name="P9"><text:span text:style-name="T1">Compare grepout.txt with the paraphrase output (using something like memcmp) to verify correct lines have outputted</text:span></text:p>
        </text:list-item>
      </text:list>
      <text:list xml:id="list154652208810517" text:continue-list="list3204361919" text:style-name="L2">
        <text:list-header>
          <text:p text:style-name="P2"/>
        </text:list-header>
      </text:list>
      <text:p text:style-name="P1"/>
      <text:p text:style-name="P1">Negative Test Cases</text:p>
      <text:list xml:id="list4140069234" text:style-name="L4">
        <text:list-item>
          <text:p text:style-name="P4">Test that paraphrase returns no lines when in.txt <text:span text:style-name="T1">strings</text:span> are not present</text:p>
        </text:list-item>
      </text:list>
      <text:list xml:id="list3476919183" text:style-name="L10">
        <text:list-item>
          <text:p text:style-name="P6">feed paraphrase in.txt files with no matches</text:p>
        </text:list-item>
      </text:list>
      <text:p text:style-name="P21"><text:s text:c="6"/>2. <text:s/>Test case sensitivity for int.txt and out.txt</text:p>
      <text:list xml:id="list2349679758" text:style-name="L15">
        <text:list-item>
          <text:p text:style-name="P11">prepare special int.txt and out.txt files with mismatched case comparisons</text:p>
        </text:list-item>
      </text:list>
      <text:p text:style-name="P8"><text:s text:c="6"/>3. <text:s/>Test <text:span text:style-name="T2">that paraphrase returns lines only when in.txt string is a complete match (ex. in.txt = “hot” out.txt = “I ate a hotdog today”)</text:span></text:p>
      <text:list xml:id="list796197094" text:style-name="L22">
        <text:list-item>
          <text:p text:style-name="P15">run example above and verify no lines print</text:p>
        </text:list-item>
      </text:list>
      <text:p text:style-name="P1"/>
      <text:p text:style-name="P1"><text:span text:style-name="T4">Boundary</text:span> Test Cases</text:p>
      <text:list xml:id="list1681915311" text:style-name="L5">
        <text:list-item>
          <text:p text:style-name="P5">Test that paraphrase returns no lines when in.txt has no strings in it</text:p>
        </text:list-item>
      </text:list>
      <text:list xml:id="list968892843" text:style-name="L12">
        <text:list-item>
          <text:p text:style-name="P7">pass empty <text:span text:style-name="T2">int.txt</text:span></text:p>
        </text:list-item>
      </text:list>
      <text:list xml:id="list154650483891976" text:continue-list="list1681915311" text:style-name="L5">
        <text:list-item>
          <text:p text:style-name="P5">Test that paraphrase returns no lines when out.txt has no strings in it</text:p>
        </text:list-item>
      </text:list>
      <text:list xml:id="list578006007" text:style-name="L16">
        <text:list-item>
          <text:p text:style-name="P12">pass empty out.txt</text:p>
        </text:list-item>
      </text:list>
      <text:list xml:id="list154651053821657" text:continue-list="list154650483891976" text:style-name="L5">
        <text:list-item>
          <text:p text:style-name="P5">Test that paraphrase can handle really long in.txt strings</text:p>
        </text:list-item>
      </text:list>
      <text:list xml:id="list244319216" text:style-name="L17">
        <text:list-item>
          <text:p text:style-name="P13">fill in.txt with a really long random string</text:p>
        </text:list-item>
        <text:list-item>
          <text:p text:style-name="P13">create file using grep and use something like memcmp to compare the output from paraphrase</text:p>
        </text:list-item>
      </text:list>
      <text:list xml:id="list154650864608693" text:continue-list="list154651053821657" text:style-name="L5">
        <text:list-item>
          <text:p text:style-name="P5">Test that paraphrase can handle really long out.txt strings</text:p>
        </text:list-item>
      </text:list>
      <text:list xml:id="list3692074725" text:style-name="L19">
        <text:list-item>
          <text:p text:style-name="P14">fill out.txt with a really long random string</text:p>
        </text:list-item>
        <text:list-item>
          <text:p text:style-name="P14">create grepout.txt file using grep and use something like memcmp to compare it to the output from paraphrase</text:p>
        </text:list-item>
      </text:list>
      <text:list xml:id="list154651163043917" text:continue-list="list154650864608693" text:style-name="L5">
        <text:list-item>
          <text:p text:style-name="P5">Test that paraphrase can handle missing parameters (<text:span text:style-name="T3">0 or 1</text:span>)</text:p>
        </text:list-item>
      </text:list>
      <text:list xml:id="list3841937796" text:style-name="L26">
        <text:list-item>
          <text:p text:style-name="P19">run twice with missing parameters</text:p>
        </text:list-item>
      </text:list>
      <text:list xml:id="list154651790865875" text:continue-list="list154651163043917" text:style-name="L5">
        <text:list-item>
          <text:p text:style-name="P18">Test that paraphrase can handle an in.txt with a large multitude of strings</text:p>
        </text:list-item>
      </text:list>
      <text:list xml:id="list1732695193" text:style-name="L27">
        <text:list-item>
          <text:p text:style-name="P20">fill in.txt with a huge group of random strings</text:p>
        </text:list-item>
        <text:list-item>
          <text:p text:style-name="P20">fill out.txt with a small selection of the strings plus lots of junk</text:p>
        </text:list-item>
        <text:list-item>
          <text:p text:style-name="P20">create grepout.txt and then compare to paraphase output </text:p>
        </text:list-item>
      </text:list>
      <text:p text:style-name="P10"/>
      <text:p text:style-name="P16">Test Coverage</text:p>
      <text:list xml:id="list3376978840" text:style-name="L23">
        <text:list-item>
          <text:p text:style-name="P17">Test coverage data should be gathered using a tool like gcov </text:p>
        </text:list-item>
        <text:list-item>
          <text:p text:style-name="P17">For a such a simple system, 100% branch coverage would be the go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9:45:14.789759522</meta:creation-date>
    <dc:date>2019-02-18T15:46:50.066974568</dc:date>
    <meta:editing-duration>PT3H29M11S</meta:editing-duration>
    <meta:editing-cycles>1</meta:editing-cycles>
    <meta:document-statistic meta:table-count="0" meta:image-count="0" meta:object-count="0" meta:page-count="1" meta:paragraph-count="34" meta:word-count="335" meta:character-count="1890" meta:non-whitespace-character-count="1597"/>
    <meta:generator>LibreOffice/6.0.7.3$Linux_X86_64 LibreOffice_project/00m0$Build-3</meta:generator>
  </office:meta>
</office:document-meta>
</file>